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none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66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gr8" style:family="graphic" style:parent-style-name="standard">
      <style:graphic-properties draw:stroke="none" svg:stroke-color="#000000" draw:fill="none" draw:fill-color="#66ffff" fo:min-height="0.889cm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gr10" style:family="graphic" style:parent-style-name="standard">
      <style:graphic-properties draw:stroke="none" svg:stroke-color="#000000" draw:fill="none" draw:fill-color="#ffffff" fo:min-height="1.90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svg:x="4.81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12.4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996cm" svg:y1="4.996cm" svg:x2="4.996cm" svg:y2="5.894cm" draw:start-shape="id1" draw:start-glue-point="5" draw:end-shape="id1" draw:end-glue-point="7" svg:d="M4996 4996c-1030 0-1030 898 0 898" svg:viewBox="0 0 773 899">
          <text:p/>
        </draw:connector>
        <draw:custom-shape draw:style-name="gr4" draw:text-style-name="P1" draw:layer="layout" svg:width="1.27cm" svg:height="1.27cm" svg:x="4.81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.905cm" svg:height="1.139cm" svg:x="8.493cm" svg:y="3.29cm">
          <draw:text-box>
            <text:p>0.10</text:p>
          </draw:text-box>
        </draw:frame>
        <draw:frame draw:style-name="gr5" draw:layer="layout" svg:width="1.524cm" svg:height="1.139cm" svg:x="8.62cm" svg:y="6.973cm">
          <draw:text-box>
            <text:p>1.0</text:p>
          </draw:text-box>
        </draw:frame>
        <draw:frame draw:style-name="gr6" draw:layer="layout" svg:width="1.905cm" svg:height="0.962cm" svg:x="2.143cm" svg:y="5.064cm">
          <draw:text-box>
            <text:p>0.90</text:p>
          </draw:text-box>
        </draw:frame>
        <draw:frame draw:style-name="gr7" draw:layer="layout" svg:width="17.018cm" svg:height="2.384cm" svg:x="2.143cm" svg:y="7.985cm">
          <draw:text-box>
            <text:p>A simple, two-morph Markov chain used as a symbol sequence generator. The conditional transition probabilities are given as the edge set. </text:p>
          </draw:text-box>
        </draw:frame>
        <draw:frame draw:style-name="gr8" xml:id="id2" draw:id="id2" draw:layer="layout" svg:width="0.889cm" svg:height="1.139cm" svg:x="4.937cm" svg:y="4.941cm">
          <draw:text-box>
            <text:p>A</text:p>
          </draw:text-box>
        </draw:frame>
        <draw:frame draw:style-name="gr9" xml:id="id3" draw:id="id3" draw:layer="layout" svg:width="0.889cm" svg:height="1.143cm" svg:x="12.557cm" svg:y="4.937cm">
          <draw:text-box>
            <text:p>B</text:p>
          </draw:text-box>
        </draw:frame>
        <draw:connector draw:style-name="gr3" draw:text-style-name="P1" draw:layer="layout" draw:type="curve" svg:x1="5.381cm" svg:y1="4.941cm" svg:x2="13.001cm" svg:y2="4.937cm" draw:start-shape="id2" draw:start-glue-point="0" draw:end-shape="id3" draw:end-glue-point="0" svg:d="M5381 4941c0-756 7620-754 7620-4" svg:viewBox="0 0 7621 568">
          <text:p/>
        </draw:connector>
        <draw:connector draw:style-name="gr3" draw:text-style-name="P1" draw:layer="layout" draw:type="curve" svg:x1="13.001cm" svg:y1="6.08cm" svg:x2="5.381cm" svg:y2="6.08cm" draw:start-shape="id3" draw:start-glue-point="2" draw:end-shape="id2" draw:end-glue-point="2" svg:d="M13001 6080c0 750-7620 750-7620 0" svg:viewBox="0 0 7621 564">
          <text:p/>
        </draw:connector>
        <draw:frame draw:style-name="gr10" draw:layer="layout" svg:width="17.145cm" svg:height="2.159cm" svg:x="2.27cm" svg:y="11.795cm">
          <draw:text-box>
            <text:p>Simulated (time series) output from this generator:</text:p>
            <text:p>ts.data = { A A A A B A A A A A B A A B A A A A A A A A A … }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marron </meta:initial-creator>
    <meta:creation-date>2015-06-12T09:03:28</meta:creation-date>
    <dc:date>2015-10-10T14:39:46.047172007</dc:date>
    <dc:creator>bmarron </dc:creator>
    <meta:editing-duration>PT38M45S</meta:editing-duration>
    <meta:editing-cycles>4</meta:editing-cycles>
    <meta:generator>LibreOffice/4.2.8.2$Linux_x86 LibreOffice_project/420m0$Build-2</meta:generator>
    <meta:document-statistic meta:object-count="13"/>
  </office:meta>
</office:document-meta>
</file>